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e0e9" officeooo:paragraph-rsid="0017e0e9"/>
    </style:style>
    <style:style style:name="P2" style:family="paragraph" style:parent-style-name="Text_20_body" style:list-style-name="L1">
      <style:paragraph-properties fo:margin-left="0in" fo:margin-right="0in" fo:margin-top="0in" fo:margin-bottom="0.1043in" style:contextual-spacing="false" fo:line-height="125%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top="0in" fo:margin-bottom="0.1043in" style:contextual-spacing="false" fo:line-height="125%" fo:orphans="2" fo:widows="2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.1043in" style:contextual-spacing="false" fo:line-height="125%" fo:orphans="2" fo:widows="2" fo:text-indent="0in" style:auto-text-indent="false" fo:padding="0in" fo:border="none"/>
    </style:style>
    <style:style style:name="P5" style:family="paragraph" style:parent-style-name="Text_20_body" style:list-style-name="L2">
      <style:paragraph-properties fo:margin-top="0in" fo:margin-bottom="0.1043in" style:contextual-spacing="false" fo:line-height="125%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.1043in" style:contextual-spacing="false" fo:orphans="2" fo:widows="2" fo:padding="0in" fo:border="non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.25in" style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25in" style:contextual-spacing="false" fo:orphans="2" fo:widows="2" fo:text-indent="0in" style:auto-text-indent="false" fo:padding="0in" fo:border="none"/>
    </style:style>
    <style:style style:name="P9" style:family="paragraph" style:parent-style-name="Text_20_body">
      <style:text-properties officeooo:rsid="0017e0e9" officeooo:paragraph-rsid="0017e0e9"/>
    </style:style>
    <style:style style:name="T1" style:family="text">
      <style:text-properties fo:font-variant="normal" fo:text-transform="none" fo:color="#1f1f1f" loext:opacity="100%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Google Sans Mono" fo:font-size="12pt" fo:letter-spacing="normal" fo:font-style="normal" fo:font-weight="normal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ORS <text:s/>USED IN BASH SCRIPT</text:p>
      <text:p text:style-name="P1"/>
      <text:p text:style-name="P9"><text:span text:style-name="Strong_20_Emphasis"><text:span text:style-name="T1">Arithmetic operators:</text:span></text:span><text:span text:style-name="T2"> These operators are used to perform mathematical operations on numbers.</text:span></text:p>
      <text:list xml:id="list2173269946" text:style-name="L1">
        <text:list-item>
          <text:list>
            <text:list-item>
              <text:p text:style-name="P2"><text:span text:style-name="Source_20_Text"><text:span text:style-name="T3">+</text:span></text:span><text:span text:style-name="T2">: Addition</text:span></text:p>
            </text:list-item>
            <text:list-item>
              <text:p text:style-name="P3"><text:span text:style-name="Source_20_Text"><text:span text:style-name="T3">-</text:span></text:span><text:span text:style-name="T2">: Subtraction</text:span></text:p>
            </text:list-item>
            <text:list-item>
              <text:p text:style-name="P3"><text:span text:style-name="Source_20_Text"><text:span text:style-name="T3">*</text:span></text:span><text:span text:style-name="T2">: Multiplication</text:span></text:p>
            </text:list-item>
            <text:list-item>
              <text:p text:style-name="P3"><text:span text:style-name="Source_20_Text"><text:span text:style-name="T3">/</text:span></text:span><text:span text:style-name="T2">: Division</text:span></text:p>
            </text:list-item>
            <text:list-item>
              <text:p text:style-name="P3"><text:span text:style-name="Source_20_Text"><text:span text:style-name="T3">%</text:span></text:span><text:span text:style-name="T2">: Modulus</text:span></text:p>
            </text:list-item>
            <text:list-item>
              <text:p text:style-name="P3"><text:span text:style-name="Source_20_Text"><text:span text:style-name="T3">**</text:span></text:span><text:span text:style-name="T2">: Exponentiation</text:span></text:p>
            </text:list-item>
            <text:list-item>
              <text:p text:style-name="P3"><text:span text:style-name="Source_20_Text"><text:span text:style-name="T3">++</text:span></text:span><text:span text:style-name="T2">: Increment</text:span></text:p>
            </text:list-item>
            <text:list-item>
              <text:p text:style-name="P3"><text:span text:style-name="Source_20_Text"><text:span text:style-name="T3">--</text:span></text:span><text:span text:style-name="T2">: Decrement</text:span></text:p>
            </text:list-item>
          </text:list>
        </text:list-item>
        <text:list-item>
          <text:p text:style-name="P7"><text:span text:style-name="Strong_20_Emphasis"><text:span text:style-name="T1">Logical operators:</text:span></text:span><text:span text:style-name="T2"> These operators are used to perform logical operations on Boolean values.</text:span></text:p>
          <text:list>
            <text:list-item>
              <text:p text:style-name="P2"><text:span text:style-name="Source_20_Text"><text:span text:style-name="T3">&amp;&amp;</text:span></text:span><text:span text:style-name="T2">: AND</text:span></text:p>
            </text:list-item>
            <text:list-item>
              <text:p text:style-name="P3"><text:span text:style-name="Source_20_Text"><text:span text:style-name="T3">||</text:span></text:span><text:span text:style-name="T2">: OR</text:span></text:p>
            </text:list-item>
            <text:list-item>
              <text:p text:style-name="P3"><text:span text:style-name="Source_20_Text"><text:span text:style-name="T3">!</text:span></text:span><text:span text:style-name="T2">: NOT</text:span></text:p>
            </text:list-item>
          </text:list>
        </text:list-item>
        <text:list-item>
          <text:p text:style-name="P7"><text:span text:style-name="Strong_20_Emphasis"><text:span text:style-name="T1">Comparison operators:</text:span></text:span><text:span text:style-name="T2"> These operators are used to compare two values.</text:span></text:p>
          <text:list>
            <text:list-item>
              <text:p text:style-name="P2"><text:span text:style-name="Source_20_Text"><text:span text:style-name="T3">==</text:span></text:span><text:span text:style-name="T2">: Equal to</text:span></text:p>
            </text:list-item>
            <text:list-item>
              <text:p text:style-name="P3"><text:span text:style-name="Source_20_Text"><text:span text:style-name="T3">!=</text:span></text:span><text:span text:style-name="T2">: Not equal to</text:span></text:p>
            </text:list-item>
            <text:list-item>
              <text:p text:style-name="P3"><text:span text:style-name="Source_20_Text"><text:span text:style-name="T3">&gt;</text:span></text:span><text:span text:style-name="T2">: Greater than</text:span></text:p>
            </text:list-item>
            <text:list-item>
              <text:p text:style-name="P3"><text:span text:style-name="Source_20_Text"><text:span text:style-name="T3">&lt;</text:span></text:span><text:span text:style-name="T2">: Less than</text:span></text:p>
            </text:list-item>
            <text:list-item>
              <text:p text:style-name="P3"><text:span text:style-name="Source_20_Text"><text:span text:style-name="T3">&gt;=</text:span></text:span><text:span text:style-name="T2">: Greater than or equal to</text:span></text:p>
            </text:list-item>
            <text:list-item>
              <text:p text:style-name="P3"><text:span text:style-name="Source_20_Text"><text:span text:style-name="T3">&lt;=</text:span></text:span><text:span text:style-name="T2">: Less than or equal to</text:span></text:p>
            </text:list-item>
          </text:list>
        </text:list-item>
        <text:list-item>
          <text:p text:style-name="P7"><text:span text:style-name="Strong_20_Emphasis"><text:span text:style-name="T1">String operators:</text:span></text:span><text:span text:style-name="T2"> These operators are used to manipulate strings.</text:span></text:p>
          <text:list>
            <text:list-item>
              <text:p text:style-name="P2"><text:span text:style-name="Source_20_Text"><text:span text:style-name="T3">&lt;&lt;&lt;</text:span></text:span><text:span text:style-name="T2">: Append a string to a variable</text:span></text:p>
            </text:list-item>
            <text:list-item>
              <text:p text:style-name="P3"><text:span text:style-name="Source_20_Text"><text:span text:style-name="T3">|</text:span></text:span><text:span text:style-name="T2">: Pipe the output of one command to another command</text:span></text:p>
            </text:list-item>
            <text:list-item>
              <text:p text:style-name="P3"><text:span text:style-name="Source_20_Text"><text:span text:style-name="T3">;</text:span></text:span><text:span text:style-name="T2">: Sequentially execute two commands</text:span></text:p>
            </text:list-item>
            <text:list-item>
              <text:p text:style-name="P3"><text:span text:style-name="Source_20_Text"><text:span text:style-name="T3">&amp;&amp;</text:span></text:span><text:span text:style-name="T2">: Execute the next command only if the previous command was successful</text:span></text:p>
            </text:list-item>
            <text:list-item>
              <text:p text:style-name="P3"><text:span text:style-name="Source_20_Text"><text:span text:style-name="T3">||</text:span></text:span><text:span text:style-name="T2">: Execute the next command only if the previous command was unsuccessful</text:span></text:p>
            </text:list-item>
          </text:list>
        </text:list-item>
        <text:list-item>
          <text:p text:style-name="P7"><text:soft-page-break/><text:span text:style-name="Strong_20_Emphasis"><text:span text:style-name="T1">File operators:</text:span></text:span><text:span text:style-name="T2"> These operators are used to manipulate files.</text:span></text:p>
          <text:list>
            <text:list-item>
              <text:p text:style-name="P2"><text:span text:style-name="Source_20_Text"><text:span text:style-name="T3">-f</text:span></text:span><text:span text:style-name="T2">: Check if a file exists</text:span></text:p>
            </text:list-item>
            <text:list-item>
              <text:p text:style-name="P3"><text:span text:style-name="Source_20_Text"><text:span text:style-name="T3">-d</text:span></text:span><text:span text:style-name="T2">: Check if a file is a directory</text:span></text:p>
            </text:list-item>
            <text:list-item>
              <text:p text:style-name="P3"><text:span text:style-name="Source_20_Text"><text:span text:style-name="T3">cat</text:span></text:span><text:span text:style-name="T2">: Display the contents of a file</text:span></text:p>
            </text:list-item>
            <text:list-item>
              <text:p text:style-name="P3"><text:span text:style-name="Source_20_Text"><text:span text:style-name="T3">echo</text:span></text:span><text:span text:style-name="T2">: Display a string</text:span></text:p>
            </text:list-item>
            <text:list-item>
              <text:p text:style-name="P3"><text:span text:style-name="Source_20_Text"><text:span text:style-name="T3">read</text:span></text:span><text:span text:style-name="T2">: Read a line from the user</text:span></text:p>
            </text:list-item>
            <text:list-item>
              <text:p text:style-name="P3"><text:span text:style-name="Source_20_Text"><text:span text:style-name="T3">exit</text:span></text:span><text:span text:style-name="T2">: Exit the shell</text:span></text:p>
            </text:list-item>
          </text:list>
        </text:list-item>
        <text:list-item>
          <text:p text:style-name="P7"><text:span text:style-name="Strong_20_Emphasis"><text:span text:style-name="T1">Ternary operator:</text:span></text:span><text:span text:style-name="T2"> This operator is used to evaluate a condition and return one of two values depending on the outcome.</text:span></text:p>
          <text:list>
            <text:list-item>
              <text:p text:style-name="P2"><text:span text:style-name="Source_20_Text"><text:span text:style-name="T3">?</text:span></text:span><text:span text:style-name="T2">: Ternary operator</text:span></text:p>
            </text:list-item>
          </text:list>
        </text:list-item>
        <text:list-item>
          <text:p text:style-name="P7"><text:span text:style-name="Strong_20_Emphasis"><text:span text:style-name="T1">Bitwise operators:</text:span></text:span><text:span text:style-name="T2"> These operators are used to manipulate the bits of a number.</text:span></text:p>
          <text:list>
            <text:list-item>
              <text:p text:style-name="P2"><text:span text:style-name="Source_20_Text"><text:span text:style-name="T3">&amp;</text:span></text:span><text:span text:style-name="T2">: Bitwise AND</text:span></text:p>
            </text:list-item>
            <text:list-item>
              <text:p text:style-name="P3"><text:span text:style-name="Source_20_Text"><text:span text:style-name="T3">|</text:span></text:span><text:span text:style-name="T2">: Bitwise OR</text:span></text:p>
            </text:list-item>
            <text:list-item>
              <text:p text:style-name="P3"><text:span text:style-name="Source_20_Text"><text:span text:style-name="T3">^</text:span></text:span><text:span text:style-name="T2">: Bitwise XOR</text:span></text:p>
            </text:list-item>
            <text:list-item>
              <text:p text:style-name="P3"><text:span text:style-name="Source_20_Text"><text:span text:style-name="T3">~</text:span></text:span><text:span text:style-name="T2">: Bitwise NOT</text:span></text:p>
            </text:list-item>
            <text:list-item>
              <text:p text:style-name="P3"><text:span text:style-name="Source_20_Text"><text:span text:style-name="T3">&lt;&lt;</text:span></text:span><text:span text:style-name="T2">: Bitwise left shift</text:span></text:p>
            </text:list-item>
            <text:list-item>
              <text:p text:style-name="P6">`&gt;&gt;``: Bitwise right shift</text:p>
            </text:list-item>
          </text:list>
        </text:list-item>
        <text:list-item>
          <text:p text:style-name="P7"><text:span text:style-name="Strong_20_Emphasis"><text:span text:style-name="T1">Assignment operators:</text:span></text:span><text:span text:style-name="T2"> These operators are used to assign a value to a variable.</text:span></text:p>
          <text:list>
            <text:list-item>
              <text:p text:style-name="P2"><text:span text:style-name="Source_20_Text"><text:span text:style-name="T3">=</text:span></text:span><text:span text:style-name="T2">: Assignment</text:span></text:p>
            </text:list-item>
            <text:list-item>
              <text:p text:style-name="P3"><text:span text:style-name="Source_20_Text"><text:span text:style-name="T3">+=</text:span></text:span><text:span text:style-name="T2">: Add and assign</text:span></text:p>
            </text:list-item>
            <text:list-item>
              <text:p text:style-name="P3"><text:span text:style-name="Source_20_Text"><text:span text:style-name="T3">-=</text:span></text:span><text:span text:style-name="T2">: Subtract and assign</text:span></text:p>
            </text:list-item>
            <text:list-item>
              <text:p text:style-name="P3"><text:span text:style-name="Source_20_Text"><text:span text:style-name="T3">*=</text:span></text:span><text:span text:style-name="T2">: Multiply and assign</text:span></text:p>
            </text:list-item>
            <text:list-item>
              <text:p text:style-name="P3"><text:span text:style-name="Source_20_Text"><text:span text:style-name="T3">/=</text:span></text:span><text:span text:style-name="T2">: Divide and assign</text:span></text:p>
            </text:list-item>
            <text:list-item>
              <text:p text:style-name="P3"><text:span text:style-name="Source_20_Text"><text:span text:style-name="T3">%=</text:span></text:span><text:span text:style-name="T2">: Modulus and assign</text:span></text:p>
            </text:list-item>
          </text:list>
        </text:list-item>
        <text:list-item>
          <text:p text:style-name="P7"><text:span text:style-name="Strong_20_Emphasis"><text:span text:style-name="T1">Concatenation operator:</text:span></text:span><text:span text:style-name="T2"> This operator is used to combine two strings.</text:span></text:p>
          <text:list>
            <text:list-item>
              <text:p text:style-name="P2"><text:span text:style-name="Source_20_Text"><text:span text:style-name="T3">:</text:span></text:span><text:span text:style-name="T2">: Concatenation operator</text:span></text:p>
            </text:list-item>
          </text:list>
        </text:list-item>
        <text:list-item>
          <text:p text:style-name="P7"><text:soft-page-break/><text:span text:style-name="Strong_20_Emphasis"><text:span text:style-name="T1">Control flow operators:</text:span></text:span><text:span text:style-name="T2"> These operators are used to control the flow of execution of a bash script.</text:span></text:p>
          <text:list>
            <text:list-item>
              <text:p text:style-name="P2"><text:span text:style-name="Source_20_Text"><text:span text:style-name="T3">if</text:span></text:span><text:span text:style-name="T2">: If statement</text:span></text:p>
            </text:list-item>
            <text:list-item>
              <text:p text:style-name="P3"><text:span text:style-name="Source_20_Text"><text:span text:style-name="T3">else</text:span></text:span><text:span text:style-name="T2">: Else statement</text:span></text:p>
            </text:list-item>
            <text:list-item>
              <text:p text:style-name="P3"><text:span text:style-name="Source_20_Text"><text:span text:style-name="T3">elif</text:span></text:span><text:span text:style-name="T2">: Else-if statement</text:span></text:p>
            </text:list-item>
            <text:list-item>
              <text:p text:style-name="P3"><text:span text:style-name="Source_20_Text"><text:span text:style-name="T3">while</text:span></text:span><text:span text:style-name="T2">: While loop</text:span></text:p>
            </text:list-item>
            <text:list-item>
              <text:p text:style-name="P3"><text:span text:style-name="Source_20_Text"><text:span text:style-name="T3">for</text:span></text:span><text:span text:style-name="T2">: For loop</text:span></text:p>
            </text:list-item>
            <text:list-item>
              <text:p text:style-name="P3"><text:span text:style-name="Source_20_Text"><text:span text:style-name="T3">until</text:span></text:span><text:span text:style-name="T2">: Until loop</text:span></text:p>
            </text:list-item>
            <text:list-item>
              <text:p text:style-name="P3"><text:span text:style-name="Source_20_Text"><text:span text:style-name="T3">break</text:span></text:span><text:span text:style-name="T2">: Break statement</text:span></text:p>
            </text:list-item>
            <text:list-item>
              <text:p text:style-name="P3"><text:span text:style-name="Source_20_Text"><text:span text:style-name="T3">continue</text:span></text:span><text:span text:style-name="T2">: Continue statement</text:span></text:p>
            </text:list-item>
          </text:list>
        </text:list-item>
      </text:list>
      <text:p text:style-name="P9"><text:span text:style-name="Strong_20_Emphasis"><text:span text:style-name="T1">Test operators:</text:span></text:span><text:span text:style-name="T2"> These operators are used to test the status of a file or process.</text:span></text:p>
      <text:list xml:id="list2275138952" text:style-name="L2">
        <text:list-item>
          <text:list>
            <text:list-item>
              <text:p text:style-name="P4"><text:span text:style-name="Source_20_Text"><text:span text:style-name="T3">-e</text:span></text:span><text:span text:style-name="T2">: File exists</text:span></text:p>
            </text:list-item>
            <text:list-item>
              <text:p text:style-name="P5"><text:span text:style-name="Source_20_Text"><text:span text:style-name="T3">-d</text:span></text:span><text:span text:style-name="T2">: Directory exists</text:span></text:p>
            </text:list-item>
            <text:list-item>
              <text:p text:style-name="P5"><text:span text:style-name="Source_20_Text"><text:span text:style-name="T3">-r</text:span></text:span><text:span text:style-name="T2">: File is readable</text:span></text:p>
            </text:list-item>
            <text:list-item>
              <text:p text:style-name="P5"><text:span text:style-name="Source_20_Text"><text:span text:style-name="T3">-w</text:span></text:span><text:span text:style-name="T2">: File is writable</text:span></text:p>
            </text:list-item>
            <text:list-item>
              <text:p text:style-name="P5"><text:span text:style-name="Source_20_Text"><text:span text:style-name="T3">-x</text:span></text:span><text:span text:style-name="T2">: File is executable</text:span></text:p>
            </text:list-item>
            <text:list-item>
              <text:p text:style-name="P5"><text:span text:style-name="Source_20_Text"><text:span text:style-name="T3">-z</text:span></text:span><text:span text:style-name="T2">: String is empty</text:span></text:p>
            </text:list-item>
            <text:list-item>
              <text:p text:style-name="P5"><text:span text:style-name="Source_20_Text"><text:span text:style-name="T3">-n</text:span></text:span><text:span text:style-name="T2">: String is not empty</text:span></text:p>
            </text:list-item>
          </text:list>
        </text:list-item>
        <text:list-item>
          <text:p text:style-name="P8"><text:span text:style-name="Strong_20_Emphasis"><text:span text:style-name="T1">Redirection operators:</text:span></text:span><text:span text:style-name="T2"> These operators are used to redirect the output of a command to a file or to the standard input.</text:span></text:p>
          <text:list>
            <text:list-item>
              <text:p text:style-name="P4"><text:span text:style-name="Source_20_Text"><text:span text:style-name="T3">&gt;</text:span></text:span><text:span text:style-name="T2">: Redirect output to a file</text:span></text:p>
            </text:list-item>
            <text:list-item>
              <text:p text:style-name="P5"><text:span text:style-name="Source_20_Text"><text:span text:style-name="T3">&gt;&gt;</text:span></text:span><text:span text:style-name="T2">: Append output to a file</text:span></text:p>
            </text:list-item>
            <text:list-item>
              <text:p text:style-name="P5"><text:span text:style-name="Source_20_Text"><text:span text:style-name="T3">&lt;</text:span></text:span><text:span text:style-name="T2">: Redirect input from a file</text:span></text:p>
            </text:list-item>
            <text:list-item>
              <text:p text:style-name="P5"><text:span text:style-name="Source_20_Text"><text:span text:style-name="T3">2&gt;&amp;1</text:span></text:span><text:span text:style-name="T2">: Redirect standard error to standard output</text:span></text:p>
            </text:list-item>
          </text:list>
        </text:list-item>
        <text:list-item>
          <text:p text:style-name="P8"><text:span text:style-name="Strong_20_Emphasis"><text:span text:style-name="T1">Shell variables:</text:span></text:span><text:span text:style-name="T2"> These variables are used to store data in a bash script.</text:span></text:p>
          <text:list>
            <text:list-item>
              <text:p text:style-name="P4"><text:span text:style-name="Source_20_Text"><text:span text:style-name="T3">&lt;span class="math-inline"&gt;\{variable\}\</text:span></text:span><text:span text:style-name="T2">: Expand variable * `{variable:=default}`: Initialize variable with default value</text:span></text:p>
            </text:list-item>
            <text:list-item>
              <text:p text:style-name="P5"><text:span text:style-name="Source_20_Text"><text:span text:style-name="T3">&lt;span class="math-inline"&gt;\{variable?message\}\</text:span></text:span><text:span text:style-name="T2">: Print message if variable is not set * `{variable=}`: Delete variable</text:span></text:p>
            </text:list-item>
          </text:list>
        </text:list-item>
        <text:list-item>
          <text:p text:style-name="P8"><text:soft-page-break/><text:span text:style-name="Strong_20_Emphasis"><text:span text:style-name="T1">Special characters:</text:span></text:span><text:span text:style-name="T2"> These characters have special meaning in bash scripts.</text:span></text:p>
          <text:list>
            <text:list-item>
              <text:p text:style-name="P4"><text:span text:style-name="Source_20_Text"><text:span text:style-name="T3">*</text:span></text:span><text:span text:style-name="T2">: Match any character ?</text:span><text:span text:style-name="Source_20_Text"><text:span text:style-name="T3">: Match any single character</text:span></text:span><text:span text:style-name="T2">`: Escape special character </text:span><text:span text:style-name="Source_20_Text"><text:span text:style-name="T3">$</text:span></text:span><text:span text:style-name="T2">: Refer to variable </text:span><text:span text:style-name="Source_20_Text"><text:span text:style-name="T3">"</text:span></text:span><text:span text:style-name="T2">: Quote string </text:span><text:span text:style-name="Source_20_Text"><text:span text:style-name="T3">()</text:span></text:span><text:span text:style-name="T2">: Group commands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38:16.810936131</meta:creation-date>
    <dc:date>2023-09-14T20:52:53.512522213</dc:date>
    <meta:editing-duration>PT4M26S</meta:editing-duration>
    <meta:editing-cycles>1</meta:editing-cycles>
    <meta:document-statistic meta:table-count="0" meta:image-count="0" meta:object-count="0" meta:page-count="4" meta:paragraph-count="79" meta:word-count="566" meta:character-count="3024" meta:non-whitespace-character-count="2613"/>
    <meta:generator>LibreOffice/7.3.7.2$Linux_X86_64 LibreOffice_project/30$Build-2</meta:generator>
  </office:meta>
</office:document-meta>
</file>